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list-style-name="L1">
      <style:paragraph-properties fo:margin-top="0cm" fo:margin-bottom="0.499cm" loext:contextual-spacing="false"/>
    </style:style>
    <style:style style:name="P2" style:family="paragraph" style:parent-style-name="Preformatted_20_Text" style:list-style-name="L2">
      <style:paragraph-properties fo:margin-top="0cm" fo:margin-bottom="0.499cm" loext:contextual-spacing="false"/>
    </style:style>
    <style:style style:name="P3" style:family="paragraph" style:parent-style-name="Preformatted_20_Text" style:list-style-name="L3">
      <style:paragraph-properties fo:margin-top="0cm" fo:margin-bottom="0.499cm" loext:contextual-spacing="false"/>
    </style:style>
    <style:style style:name="P4" style:family="paragraph" style:parent-style-name="Preformatted_20_Text" style:list-style-name="L4">
      <style:paragraph-properties fo:margin-top="0cm" fo:margin-bottom="0.499cm" loext:contextual-spacing="false"/>
    </style:style>
    <style:style style:name="P5" style:family="paragraph" style:parent-style-name="Preformatted_20_Text" style:list-style-name="L5">
      <style:paragraph-properties fo:margin-top="0cm" fo:margin-bottom="0.499cm" loext:contextual-spacing="false"/>
    </style:style>
    <style:style style:name="P6" style:family="paragraph" style:parent-style-name="Preformatted_20_Text" style:list-style-name="L6">
      <style:paragraph-properties fo:margin-top="0cm" fo:margin-bottom="0.499cm" loext:contextual-spacing="false"/>
    </style:style>
    <style:style style:name="P7" style:family="paragraph" style:parent-style-name="Preformatted_20_Text" style:list-style-name="L7">
      <style:paragraph-properties fo:margin-top="0cm" fo:margin-bottom="0.499cm" loext:contextual-spacing="false"/>
    </style:style>
    <style:style style:name="P8" style:family="paragraph" style:parent-style-name="Preformatted_20_Text" style:list-style-name="L8">
      <style:paragraph-properties fo:margin-top="0cm" fo:margin-bottom="0.499cm" loext:contextual-spacing="false"/>
    </style:style>
    <style:style style:name="P9" style:family="paragraph" style:parent-style-name="Preformatted_20_Text" style:list-style-name="L9">
      <style:paragraph-properties fo:margin-top="0cm" fo:margin-bottom="0.499cm" loext:contextual-spacing="false"/>
    </style:style>
    <style:style style:name="P10" style:family="paragraph" style:parent-style-name="Preformatted_20_Text" style:list-style-name="L10">
      <style:paragraph-properties fo:margin-top="0cm" fo:margin-bottom="0.499cm" loext:contextual-spacing="false"/>
    </style:style>
    <style:style style:name="P11" style:family="paragraph" style:parent-style-name="Preformatted_20_Text" style:list-style-name="L11">
      <style:paragraph-properties fo:margin-top="0cm" fo:margin-bottom="0.499cm" loext:contextual-spacing="false"/>
    </style:style>
    <style:style style:name="P12" style:family="paragraph" style:parent-style-name="Preformatted_20_Text" style:list-style-name="L12">
      <style:paragraph-properties fo:margin-top="0cm" fo:margin-bottom="0.499cm" loext:contextual-spacing="false"/>
    </style:style>
    <style:style style:name="P13" style:family="paragraph" style:parent-style-name="Preformatted_20_Text" style:list-style-name="L13">
      <style:paragraph-properties fo:margin-top="0cm" fo:margin-bottom="0.499cm" loext:contextual-spacing="false"/>
    </style:style>
    <style:style style:name="P14" style:family="paragraph" style:parent-style-name="Preformatted_20_Text" style:list-style-name="L14">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ava Questions &amp; Answers – Serialization – 1 </text:h>
      <text:p text:style-name="Text_20_body">This set of Java Multiple Choice Questions &amp; Answers (MCQs) focuses on “Serialization – 1”.</text:p>
      <text:p text:style-name="Text_20_body">1. Which of these is a process of writing the state of an object to a byte stream?<text:line-break/>a) Serialization<text:line-break/>b) Externalization<text:line-break/>c) File Filtering<text:line-break/>d) All of the mentioned<text:line-break/><text:bookmark text:name="id4710"/>View Answer</text:p>
      <text:section text:style-name="Sect1" text:name="target-id4710">
        <text:p text:style-name="Text_20_body">Answer: a<text:line-break/>Explanation: Serialization is the process of writing the state of an object to a byte stream. This is used when you want to save the state of your program to persistent storage area.<text:line-break/></text:p>
      </text:section>
      <text:p text:style-name="Text_20_body">2. Which of these process occur automatically by java run time system?<text:line-break/>a) Serialization<text:line-break/>b) Garbage collection<text:line-break/>c) File Filtering<text:line-break/>d) All of the mentioned<text:line-break/><text:bookmark text:name="id9939"/>View Answer</text:p>
      <text:section text:style-name="Sect1" text:name="target-id9939">
        <text:p text:style-name="Text_20_body">Answer: a<text:line-break/>Explanation: Serialization and deserialization occur automatically by java run time system, Garbage collection also occur automatically but is done by CPU or the operating system not by the java run time system.<text:line-break/></text:p>
      </text:section>
      <text:p text:style-name="Text_20_body">3. Which of these is an interface for control over serialization and deserialization?<text:line-break/>a) Serializable<text:line-break/>b) Externalization<text:line-break/>c) FileFilter<text:line-break/>d) ObjectInput<text:line-break/><text:bookmark text:name="id521"/>View Answer</text:p>
      <text:section text:style-name="Sect1" text:name="target-id521">
        <text:p text:style-name="Text_20_body">Answer: b<text:line-break/>Explanation: None.<text:line-break/></text:p>
      </text:section>
      <text:p text:style-name="Text_20_body">4. Which of these interface extends DataOutput interface?<text:line-break/>a) Serializable<text:line-break/>b) Externalization<text:line-break/>c) ObjectOutput<text:line-break/>d) ObjectInput<text:line-break/><text:bookmark text:name="id4313"/>View Answer</text:p>
      <text:section text:style-name="Sect1" text:name="target-id4313">
        <text:p text:style-name="Text_20_body"><text:soft-page-break/>Answer: c<text:line-break/>Explanation: ObjectOutput interface extends the DataOutput interface and supports object serialization.<text:line-break/></text:p>
      </text:section>
      <text:p text:style-name="Text_20_body">5. Which of these is a method of ObjectOutput interface used to finalize the output state so that any buffers are cleared?<text:line-break/>a) clear()<text:line-break/>b) flush()<text:line-break/>c) fflush()<text:line-break/>d) close()<text:line-break/><text:bookmark text:name="id52"/>View Answer</text:p>
      <text:section text:style-name="Sect1" text:name="target-id52">
        <text:p text:style-name="Text_20_body">Answer: b<text:line-break/>Explanation: None.<text:line-break/></text:p>
      </text:section>
      <text:p text:style-name="Text_20_body">6. Which of these is method of ObjectOutput interface used to write the object to input or output stream as required?<text:line-break/>a) write()<text:line-break/>b) Write()<text:line-break/>c) StreamWrite()<text:line-break/>d) writeObject()<text:line-break/><text:bookmark text:name="id7415"/>View Answer</text:p>
      <text:section text:style-name="Sect1" text:name="target-id7415">
        <text:p text:style-name="Text_20_body">Answer: d<text:line-break/>Explanation: writeObject() is used to write an object into invoking stream, it can be input stream or output stream.<text:line-break/></text:p>
      </text:section>
      <text:p text:style-name="Text_20_body">7. What is the output of this program?</text:p>
      <text:list xml:id="list6367244795003059091" text:style-name="L1">
        <text:list-item>
          <text:p text:style-name="P1"><text:s text:c="4"/>import java.io.*;</text:p>
        </text:list-item>
        <text:list-item>
          <text:p text:style-name="P1"><text:s text:c="4"/>class serialization </text:p>
        </text:list-item>
        <text:list-item>
          <text:p text:style-name="P1"><text:s text:c="4"/>{</text:p>
        </text:list-item>
        <text:list-item>
          <text:p text:style-name="P1"><text:s text:c="8"/>public static void main(String[] args) </text:p>
        </text:list-item>
        <text:list-item>
          <text:p text:style-name="P1"><text:s text:c="8"/>{</text:p>
        </text:list-item>
        <text:list-item>
          <text:p text:style-name="P1"><text:s text:c="12"/>try </text:p>
        </text:list-item>
        <text:list-item>
          <text:p text:style-name="P1"><text:s text:c="12"/>{</text:p>
        </text:list-item>
        <text:list-item>
          <text:p text:style-name="P1"><text:s text:c="16"/>Myclass object1 = new Myclass("Hello", -7, 2.1e10);</text:p>
        </text:list-item>
        <text:list-item>
          <text:p text:style-name="P1"><text:s text:c="16"/>FileOutputStream fos = new FileOutputStream("serial");</text:p>
        </text:list-item>
        <text:list-item>
          <text:p text:style-name="P1"><text:s text:c="16"/>ObjectOutputStream oos = new ObjectOutputStream(fos);</text:p>
        </text:list-item>
        <text:list-item>
          <text:p text:style-name="P1"><text:soft-page-break/><text:s text:c="16"/>oos.writeObject(object1);</text:p>
        </text:list-item>
        <text:list-item>
          <text:p text:style-name="P1"><text:s text:c="16"/>oos.flush();</text:p>
        </text:list-item>
        <text:list-item>
          <text:p text:style-name="P1"><text:s text:c="16"/>oos.close();</text:p>
        </text:list-item>
        <text:list-item>
          <text:p text:style-name="P1"><text:s text:c="12"/>}</text:p>
        </text:list-item>
        <text:list-item>
          <text:p text:style-name="P1"><text:s text:c="12"/>catch(Exception e) </text:p>
        </text:list-item>
        <text:list-item>
          <text:p text:style-name="P1"><text:s text:c="12"/>{</text:p>
        </text:list-item>
        <text:list-item>
          <text:p text:style-name="P1"><text:s text:c="16"/>System.out.println("Serialization" + e);</text:p>
        </text:list-item>
        <text:list-item>
          <text:p text:style-name="P1"><text:s text:c="16"/>System.exit(0);</text:p>
        </text:list-item>
        <text:list-item>
          <text:p text:style-name="P1"><text:s text:c="12"/>}</text:p>
        </text:list-item>
        <text:list-item>
          <text:p text:style-name="P1"><text:s text:c="12"/>try <text:s/></text:p>
        </text:list-item>
        <text:list-item>
          <text:p text:style-name="P1"><text:s text:c="12"/>{</text:p>
        </text:list-item>
        <text:list-item>
          <text:p text:style-name="P1"><text:s text:c="16"/>Myclass object2;</text:p>
        </text:list-item>
        <text:list-item>
          <text:p text:style-name="P1"><text:s text:c="16"/>FileInputStream fis = new FileInputStream("serial");</text:p>
        </text:list-item>
        <text:list-item>
          <text:p text:style-name="P1"><text:s text:c="16"/>ObjectInputStream ois = new ObjectInputStream(fis);</text:p>
        </text:list-item>
        <text:list-item>
          <text:p text:style-name="P1"><text:s text:c="16"/>object2 = (Myclass)ois.readObject();</text:p>
        </text:list-item>
        <text:list-item>
          <text:p text:style-name="P1"><text:s text:c="16"/>ois.close();</text:p>
        </text:list-item>
        <text:list-item>
          <text:p text:style-name="P1"><text:s text:c="16"/>System.out.println(object2); <text:s text:c="19"/></text:p>
        </text:list-item>
        <text:list-item>
          <text:p text:style-name="P1"><text:s text:c="12"/>}</text:p>
        </text:list-item>
        <text:list-item>
          <text:p text:style-name="P1"><text:s text:c="12"/>catch (Exception e) </text:p>
        </text:list-item>
        <text:list-item>
          <text:p text:style-name="P1"><text:s text:c="12"/>{</text:p>
        </text:list-item>
        <text:list-item>
          <text:p text:style-name="P1"><text:s text:c="16"/>System.out.print("deserialization" + e);</text:p>
        </text:list-item>
        <text:list-item>
          <text:p text:style-name="P1"><text:s text:c="16"/>System.exit(0);</text:p>
        </text:list-item>
        <text:list-item>
          <text:p text:style-name="P1"><text:s text:c="12"/>}</text:p>
        </text:list-item>
        <text:list-item>
          <text:p text:style-name="P1"><text:s text:c="8"/>}</text:p>
        </text:list-item>
        <text:list-item>
          <text:p text:style-name="P1"><text:s text:c="4"/>}</text:p>
        </text:list-item>
        <text:list-item>
          <text:p text:style-name="P1"><text:s text:c="4"/>class Myclass implements Serializable </text:p>
        </text:list-item>
        <text:list-item>
          <text:p text:style-name="P1"><text:s text:c="4"/>{</text:p>
        </text:list-item>
        <text:list-item>
          <text:p text:style-name="P1"><text:s text:c="8"/>String s;</text:p>
        </text:list-item>
        <text:list-item>
          <text:p text:style-name="P1"><text:s text:c="8"/>int i;</text:p>
        </text:list-item>
        <text:list-item>
          <text:p text:style-name="P1"><text:soft-page-break/><text:s text:c="8"/>double d;</text:p>
        </text:list-item>
        <text:list-item>
          <text:p text:style-name="P1"><text:s text:c="8"/>Myclass (String s, int i, double d)</text:p>
        </text:list-item>
        <text:list-item>
          <text:p text:style-name="P1"><text:s text:c="8"/>{</text:p>
        </text:list-item>
        <text:list-item>
          <text:p text:style-name="P1"><text:s text:c="12"/>this.d = d;</text:p>
        </text:list-item>
        <text:list-item>
          <text:p text:style-name="P1"><text:s text:c="12"/>this.i = i;</text:p>
        </text:list-item>
        <text:list-item>
          <text:p text:style-name="P1"><text:s text:c="12"/>this.s = s;</text:p>
        </text:list-item>
        <text:list-item>
          <text:p text:style-name="P1"><text:s text:c="8"/>}</text:p>
        </text:list-item>
        <text:list-item>
          <text:p text:style-name="P1"><text:s text:c="4"/>}</text:p>
        </text:list-item>
      </text:list>
      <text:p text:style-name="Text_20_body">a) s=Hello; i=-7; d=2.1E10<text:line-break/>b) Hello; -7; 2.1E10<text:line-break/>c) s; i; 2.1E10<text:line-break/>d) Serialization<text:line-break/><text:bookmark text:name="id1306"/>View Answer</text:p>
      <text:section text:style-name="Sect1" text:name="target-id1306">
        <text:p text:style-name="Text_20_body">Answer: a<text:line-break/>Explanation: None.<text:line-break/>Output:<text:line-break/>$ javac serialization.java<text:line-break/>$ java serialization<text:line-break/>s=Hello; i=-7; d=2.1E10<text:line-break/></text:p>
      </text:section>
      <text:p text:style-name="Text_20_body">8. What is the output of this program?</text:p>
      <text:list xml:id="list5997816827063635859" text:style-name="L2">
        <text:list-item>
          <text:p text:style-name="P2"><text:s text:c="4"/>import java.io.*;</text:p>
        </text:list-item>
        <text:list-item>
          <text:p text:style-name="P2"><text:s text:c="4"/>class serialization </text:p>
        </text:list-item>
        <text:list-item>
          <text:p text:style-name="P2"><text:s text:c="4"/>{</text:p>
        </text:list-item>
        <text:list-item>
          <text:p text:style-name="P2"><text:s text:c="8"/>public static void main(String[] args) </text:p>
        </text:list-item>
        <text:list-item>
          <text:p text:style-name="P2"><text:s text:c="8"/>{</text:p>
        </text:list-item>
        <text:list-item>
          <text:p text:style-name="P2"><text:s text:c="12"/>try </text:p>
        </text:list-item>
        <text:list-item>
          <text:p text:style-name="P2"><text:s text:c="12"/>{</text:p>
        </text:list-item>
        <text:list-item>
          <text:p text:style-name="P2"><text:s text:c="16"/>Myclass object1 = new Myclass("Hello", -7, 2.1e10);</text:p>
        </text:list-item>
        <text:list-item>
          <text:p text:style-name="P2"><text:s text:c="16"/>FileOutputStream fos = new FileOutputStream("serial");</text:p>
        </text:list-item>
        <text:list-item>
          <text:p text:style-name="P2"><text:s text:c="16"/>ObjectOutputStream oos = new ObjectOutputStream(fos);</text:p>
        </text:list-item>
        <text:list-item>
          <text:p text:style-name="P2"><text:s text:c="16"/>oos.writeObject(object1);</text:p>
        </text:list-item>
        <text:list-item>
          <text:p text:style-name="P2"><text:soft-page-break/><text:s text:c="16"/>oos.flush();</text:p>
        </text:list-item>
        <text:list-item>
          <text:p text:style-name="P2"><text:s text:c="16"/>oos.close();</text:p>
        </text:list-item>
        <text:list-item>
          <text:p text:style-name="P2"><text:s text:c="12"/>}</text:p>
        </text:list-item>
        <text:list-item>
          <text:p text:style-name="P2"><text:s text:c="12"/>catch(Exception e) </text:p>
        </text:list-item>
        <text:list-item>
          <text:p text:style-name="P2"><text:s text:c="12"/>{</text:p>
        </text:list-item>
        <text:list-item>
          <text:p text:style-name="P2"><text:s text:c="16"/>System.out.println("Serialization" + e);</text:p>
        </text:list-item>
        <text:list-item>
          <text:p text:style-name="P2"><text:s text:c="16"/>System.exit(0);</text:p>
        </text:list-item>
        <text:list-item>
          <text:p text:style-name="P2"><text:s text:c="12"/>}</text:p>
        </text:list-item>
        <text:list-item>
          <text:p text:style-name="P2"><text:s text:c="12"/>try</text:p>
        </text:list-item>
        <text:list-item>
          <text:p text:style-name="P2"><text:s text:c="12"/>{</text:p>
        </text:list-item>
        <text:list-item>
          <text:p text:style-name="P2"><text:s text:c="16"/>int x;</text:p>
        </text:list-item>
        <text:list-item>
          <text:p text:style-name="P2"><text:s text:c="16"/>FileInputStream fis = new FileInputStream("serial");</text:p>
        </text:list-item>
        <text:list-item>
          <text:p text:style-name="P2"><text:s text:c="16"/>ObjectInputStream ois = new ObjectInputStream(fis);</text:p>
        </text:list-item>
        <text:list-item>
          <text:p text:style-name="P2"><text:s text:c="16"/>x = ois.readInt();</text:p>
        </text:list-item>
        <text:list-item>
          <text:p text:style-name="P2"><text:s text:c="16"/>ois.close();</text:p>
        </text:list-item>
        <text:list-item>
          <text:p text:style-name="P2"><text:s text:c="16"/>System.out.println(x); <text:s text:c="17"/></text:p>
        </text:list-item>
        <text:list-item>
          <text:p text:style-name="P2"><text:s text:c="12"/>}</text:p>
        </text:list-item>
        <text:list-item>
          <text:p text:style-name="P2"><text:s text:c="12"/>catch (Exception e)</text:p>
        </text:list-item>
        <text:list-item>
          <text:p text:style-name="P2"><text:s text:c="12"/>{</text:p>
        </text:list-item>
        <text:list-item>
          <text:p text:style-name="P2"><text:s text:c="16"/>System.out.print("deserialization");</text:p>
        </text:list-item>
        <text:list-item>
          <text:p text:style-name="P2"><text:s text:c="16"/>System.exit(0);</text:p>
        </text:list-item>
        <text:list-item>
          <text:p text:style-name="P2"><text:s text:c="12"/>}</text:p>
        </text:list-item>
        <text:list-item>
          <text:p text:style-name="P2"><text:s text:c="8"/>}</text:p>
        </text:list-item>
        <text:list-item>
          <text:p text:style-name="P2"><text:s text:c="4"/>}</text:p>
        </text:list-item>
        <text:list-item>
          <text:p text:style-name="P2"><text:s text:c="4"/>class Myclass implements Serializable</text:p>
        </text:list-item>
        <text:list-item>
          <text:p text:style-name="P2"><text:s text:c="4"/>{</text:p>
        </text:list-item>
        <text:list-item>
          <text:p text:style-name="P2"><text:s text:c="8"/>String s;</text:p>
        </text:list-item>
        <text:list-item>
          <text:p text:style-name="P2"><text:s text:c="8"/>int i;</text:p>
        </text:list-item>
        <text:list-item>
          <text:p text:style-name="P2"><text:s text:c="8"/>double d;</text:p>
        </text:list-item>
        <text:list-item>
          <text:p text:style-name="P2"><text:soft-page-break/><text:s text:c="8"/>Myclass(String s, int i, double d)</text:p>
        </text:list-item>
        <text:list-item>
          <text:p text:style-name="P2"><text:s text:c="8"/>{</text:p>
        </text:list-item>
        <text:list-item>
          <text:p text:style-name="P2"><text:s text:c="12"/>this.d = d;</text:p>
        </text:list-item>
        <text:list-item>
          <text:p text:style-name="P2"><text:s text:c="12"/>this.i = i;</text:p>
        </text:list-item>
        <text:list-item>
          <text:p text:style-name="P2"><text:s text:c="12"/>this.s = s;</text:p>
        </text:list-item>
        <text:list-item>
          <text:p text:style-name="P2"><text:s text:c="8"/>}</text:p>
        </text:list-item>
        <text:list-item>
          <text:p text:style-name="P2"><text:s text:c="4"/>}</text:p>
        </text:list-item>
      </text:list>
      <text:p text:style-name="Text_20_body">a) -7<text:line-break/>b) Hello<text:line-break/>c) 2.1E10<text:line-break/>d) deserialization<text:line-break/><text:bookmark text:name="id4096"/>View Answer</text:p>
      <text:section text:style-name="Sect1" text:name="target-id4096">
        <text:p text:style-name="Text_20_body">Answer: d<text:line-break/>Explanation: x = ois.readInt(); will try to read an integer value from the stream ‘serial’ created before, since stream contains an object of Myclass hence error will occur and it will be catched by catch printing deserialization.<text:line-break/>Output:<text:line-break/>$ javac serialization.java<text:line-break/>$ java serialization<text:line-break/>deserialization<text:line-break/></text:p>
      </text:section>
      <text:p text:style-name="Text_20_body">9. What is the output of this program?</text:p>
      <text:list xml:id="list6702276814245484715" text:style-name="L3">
        <text:list-item>
          <text:p text:style-name="P3"><text:s text:c="4"/>import java.io.*;</text:p>
        </text:list-item>
        <text:list-item>
          <text:p text:style-name="P3"><text:s text:c="4"/>class Chararrayinput</text:p>
        </text:list-item>
        <text:list-item>
          <text:p text:style-name="P3"><text:s text:c="4"/>{</text:p>
        </text:list-item>
        <text:list-item>
          <text:p text:style-name="P3"><text:s text:c="8"/>public static void main(String[] args) </text:p>
        </text:list-item>
        <text:list-item>
          <text:p text:style-name="P3"><text:s text:c="8"/>{</text:p>
        </text:list-item>
        <text:list-item>
          <text:p text:style-name="P3"><text:s text:c="12"/>String obj <text:s/>= "abcdefgh";</text:p>
        </text:list-item>
        <text:list-item>
          <text:p text:style-name="P3"><text:s text:c="12"/>int length = obj.length();</text:p>
        </text:list-item>
        <text:list-item>
          <text:p text:style-name="P3"><text:s text:c="12"/>char c[] = new char[length];</text:p>
        </text:list-item>
        <text:list-item>
          <text:p text:style-name="P3"><text:s text:c="12"/>obj.getChars(0, length, c, 0);</text:p>
        </text:list-item>
        <text:list-item>
          <text:p text:style-name="P3"><text:s text:c="12"/>CharArrayReader input1 = new CharArrayReader(c);</text:p>
        </text:list-item>
        <text:list-item>
          <text:p text:style-name="P3"><text:s text:c="12"/>CharArrayReader input2 = new CharArrayReader(c, 1, 4);</text:p>
        </text:list-item>
        <text:list-item>
          <text:p text:style-name="P3"><text:soft-page-break/><text:s text:c="12"/>int i;</text:p>
        </text:list-item>
        <text:list-item>
          <text:p text:style-name="P3"><text:s text:c="12"/>int j;</text:p>
        </text:list-item>
        <text:list-item>
          <text:p text:style-name="P3"><text:s text:c="12"/>try </text:p>
        </text:list-item>
        <text:list-item>
          <text:p text:style-name="P3"><text:s text:c="12"/>{</text:p>
        </text:list-item>
        <text:list-item>
          <text:p text:style-name="P3"><text:s text:c="16"/>while ((i = input1.read()) == (j = input2.read()))</text:p>
        </text:list-item>
        <text:list-item>
          <text:p text:style-name="P3"><text:s text:c="16"/>{</text:p>
        </text:list-item>
        <text:list-item>
          <text:p text:style-name="P3"><text:s text:c="20"/>System.out.print((char)i);</text:p>
        </text:list-item>
        <text:list-item>
          <text:p text:style-name="P3"><text:s text:c="16"/>}</text:p>
        </text:list-item>
        <text:list-item>
          <text:p text:style-name="P3"><text:s text:c="12"/>} </text:p>
        </text:list-item>
        <text:list-item>
          <text:p text:style-name="P3"><text:s text:c="12"/>catch (IOException e) </text:p>
        </text:list-item>
        <text:list-item>
          <text:p text:style-name="P3"><text:s text:c="12"/>{</text:p>
        </text:list-item>
        <text:list-item>
          <text:p text:style-name="P3"><text:s text:c="16"/>e.printStackTrace();</text:p>
        </text:list-item>
        <text:list-item>
          <text:p text:style-name="P3"><text:s text:c="12"/>}</text:p>
        </text:list-item>
        <text:list-item>
          <text:p text:style-name="P3"><text:s text:c="8"/>}</text:p>
        </text:list-item>
        <text:list-item>
          <text:p text:style-name="P3"><text:s text:c="4"/>}</text:p>
        </text:list-item>
      </text:list>
      <text:p text:style-name="Text_20_body">a) abc<text:line-break/>b) abcd<text:line-break/>c) abcde<text:line-break/>d) None of the mentioned<text:line-break/><text:bookmark text:name="id3451"/>View Answer</text:p>
      <text:section text:style-name="Sect1" text:name="target-id3451">
        <text:p text:style-name="Text_20_body">Answer: d<text:line-break/>Explanation: No output is printed. CharArrayReader object input1 contains string “abcdefgh” whereas object input2 contains string “bcde”, when while((i=input1.read())==(j=input2.read())) is executed the starting character of each object is compared since they are unequal control comes out of loop and nothing is printed on the screen.<text:line-break/>Output:<text:line-break/>$ javac Chararrayinput.java<text:line-break/>$ java Chararrayinput</text:p>
      </text:section>
      <text:p text:style-name="Text_20_body">10. What is the output of this program?</text:p>
      <text:list xml:id="list7975170257129422835" text:style-name="L4">
        <text:list-item>
          <text:p text:style-name="P4"><text:s text:c="4"/>import java.io.*;</text:p>
        </text:list-item>
        <text:list-item>
          <text:p text:style-name="P4"><text:s text:c="4"/>class streams</text:p>
        </text:list-item>
        <text:list-item>
          <text:p text:style-name="P4"><text:s text:c="4"/>{</text:p>
        </text:list-item>
        <text:list-item>
          <text:p text:style-name="P4"><text:s text:c="8"/>public static void main(String[] args) </text:p>
        </text:list-item>
        <text:list-item>
          <text:p text:style-name="P4"><text:soft-page-break/><text:s text:c="8"/>{</text:p>
        </text:list-item>
        <text:list-item>
          <text:p text:style-name="P4"><text:s text:c="12"/>try</text:p>
        </text:list-item>
        <text:list-item>
          <text:p text:style-name="P4"><text:s text:c="12"/>{</text:p>
        </text:list-item>
        <text:list-item>
          <text:p text:style-name="P4"><text:s text:c="16"/>FileOutputStream fos = new FileOutputStream("serial");</text:p>
        </text:list-item>
        <text:list-item>
          <text:p text:style-name="P4"><text:s text:c="16"/>ObjectOutputStream oos = new ObjectOutputStream(fos);</text:p>
        </text:list-item>
        <text:list-item>
          <text:p text:style-name="P4"><text:s text:c="16"/>oos.writeFloat(3.5);</text:p>
        </text:list-item>
        <text:list-item>
          <text:p text:style-name="P4"><text:s text:c="16"/>oos.flush();</text:p>
        </text:list-item>
        <text:list-item>
          <text:p text:style-name="P4"><text:s text:c="16"/>oos.close();</text:p>
        </text:list-item>
        <text:list-item>
          <text:p text:style-name="P4"><text:s text:c="12"/>}</text:p>
        </text:list-item>
        <text:list-item>
          <text:p text:style-name="P4"><text:s text:c="12"/>catch(Exception e)</text:p>
        </text:list-item>
        <text:list-item>
          <text:p text:style-name="P4"><text:s text:c="12"/>{</text:p>
        </text:list-item>
        <text:list-item>
          <text:p text:style-name="P4"><text:s text:c="16"/>System.out.println("Serialization" + e);</text:p>
        </text:list-item>
        <text:list-item>
          <text:p text:style-name="P4"><text:s text:c="16"/>System.exit(0);</text:p>
        </text:list-item>
        <text:list-item>
          <text:p text:style-name="P4"><text:s text:c="12"/>}</text:p>
        </text:list-item>
        <text:list-item>
          <text:p text:style-name="P4"><text:s text:c="12"/>try </text:p>
        </text:list-item>
        <text:list-item>
          <text:p text:style-name="P4"><text:s text:c="12"/>{</text:p>
        </text:list-item>
        <text:list-item>
          <text:p text:style-name="P4"><text:s text:c="16"/>float x;</text:p>
        </text:list-item>
        <text:list-item>
          <text:p text:style-name="P4"><text:s text:c="16"/>FileInputStream fis = new FileInputStream("serial");</text:p>
        </text:list-item>
        <text:list-item>
          <text:p text:style-name="P4"><text:s text:c="16"/>ObjectInputStream ois = new ObjectInputStream(fis);</text:p>
        </text:list-item>
        <text:list-item>
          <text:p text:style-name="P4"><text:s text:c="16"/>x = ois.readInt();</text:p>
        </text:list-item>
        <text:list-item>
          <text:p text:style-name="P4"><text:s text:c="16"/>ois.close();</text:p>
        </text:list-item>
        <text:list-item>
          <text:p text:style-name="P4"><text:s text:c="16"/>System.out.println(x); <text:s text:c="17"/></text:p>
        </text:list-item>
        <text:list-item>
          <text:p text:style-name="P4"><text:s text:c="12"/>}</text:p>
        </text:list-item>
        <text:list-item>
          <text:p text:style-name="P4"><text:s text:c="12"/>catch (Exception e)</text:p>
        </text:list-item>
        <text:list-item>
          <text:p text:style-name="P4"><text:s text:c="12"/>{</text:p>
        </text:list-item>
        <text:list-item>
          <text:p text:style-name="P4"><text:s text:c="16"/>System.out.print("deserialization");</text:p>
        </text:list-item>
        <text:list-item>
          <text:p text:style-name="P4"><text:s text:c="16"/>System.exit(0);</text:p>
        </text:list-item>
        <text:list-item>
          <text:p text:style-name="P4"><text:s text:c="12"/>}</text:p>
        </text:list-item>
        <text:list-item>
          <text:p text:style-name="P4"><text:s text:c="8"/>}</text:p>
        </text:list-item>
        <text:list-item>
          <text:p text:style-name="P4"><text:soft-page-break/><text:s text:c="4"/>}</text:p>
        </text:list-item>
      </text:list>
      <text:p text:style-name="Text_20_body">a) 3<text:line-break/>b) 3.5<text:line-break/>c) serialization<text:line-break/>d) deserialization<text:line-break/><text:bookmark text:name="id5289"/>View Answer</text:p>
      <text:section text:style-name="Sect1" text:name="target-id5289">
        <text:p text:style-name="Text_20_body">Answer: b<text:line-break/>Explanation: oos.writeFloat(3.5); writes in output stream which is extracted by x = ois.readInt(); and stored in x hence x contains 3.5.<text:line-break/>Output:<text:line-break/>$ javac streams.java<text:line-break/>$ java streams<text:line-break/>3.5</text:p>
      </text:section>
      <text:h text:style-name="Heading_20_1" text:outline-level="1">Java Questions &amp; Answers – Serialization – 2 </text:h>
      <text:p text:style-name="Text_20_body">This set of Java Multiple Choice Questions &amp; Answers (MCQs) focuses on “Serialization – 2”.</text:p>
      <text:p text:style-name="Text_20_body">1. How an object can become serializable?<text:line-break/>a) If class implements java.io.Serializable class<text:line-break/>b) If class or any superclass implements java.io.Serializable interface<text:line-break/>c) Any object is serializable<text:line-break/>d) No object is serializable<text:line-break/><text:bookmark text:name="id4339"/>View Answer</text:p>
      <text:section text:style-name="Sect1" text:name="target-id4339">
        <text:p text:style-name="Text_20_body">Answer: b<text:line-break/>Explanation: A Java object is serializable if class or any its superclass implements java.io.Serializable or its subinterface java.io.Externalizable.</text:p>
      </text:section>
      <text:p text:style-name="Text_20_body">2. What is serialization?<text:line-break/>a) Turning object in memory into stream of bytes<text:line-break/>b) Turning stream of bytes into an object in memory<text:line-break/>c) Turning object in memory into stream of bits<text:line-break/>d) Turning stream of bits into an object in memory<text:line-break/><text:bookmark text:name="id9179"/>View Answer</text:p>
      <text:section text:style-name="Sect1" text:name="target-id9179">
        <text:p text:style-name="Text_20_body">Answer: a<text:line-break/>Explanation: Serialization in Java is the process of turning object in memory into stream of bytes.</text:p>
      </text:section>
      <text:p text:style-name="Text_20_body">3. What is deserialization?<text:line-break/>a) Turning object in memory into stream of bytes<text:line-break/>b) Turning stream of bytes into an object in memory<text:line-break/>c) Turning object in memory into stream of bits<text:line-break/>d) Turning stream of bits into an object in memory<text:line-break/><text:bookmark text:name="id9583"/>View Answer</text:p>
      <text:section text:style-name="Sect1" text:name="target-id9583">
        <text:p text:style-name="Text_20_body"><text:soft-page-break/>Answer: b<text:line-break/>Explanation: Deserialization is the reverse process of serialization which is turning stream of bytes into an object in memory.</text:p>
      </text:section>
      <text:p text:style-name="Text_20_body">4. How many methods Serializable has?<text:line-break/>a) 1<text:line-break/>b) 2<text:line-break/>c) 3<text:line-break/>d) 0<text:line-break/><text:bookmark text:name="id3777"/>View Answer</text:p>
      <text:section text:style-name="Sect1" text:name="target-id3777">
        <text:p text:style-name="Text_20_body">Answer: d<text:line-break/>Explanation: Serializable interface does not have any method. It is also called as marker interface.</text:p>
      </text:section>
      <text:p text:style-name="Text_20_body">5. What type of members are not serialized?<text:line-break/>a) Private<text:line-break/>b) Protected<text:line-break/>c) Static<text:line-break/>d) Throwable<text:line-break/><text:bookmark text:name="id5338"/>View Answer</text:p>
      <text:section text:style-name="Sect1" text:name="target-id5338">
        <text:p text:style-name="Text_20_body">Answer: c<text:line-break/>Explanation: All static and transient variables are not serialized.</text:p>
      </text:section>
      <text:p text:style-name="Text_20_body">6. If member does not implement serialization, which exception would be thrown?<text:line-break/>a) RuntimeException<text:line-break/>b) SerializableException<text:line-break/>c) NotSerializableException<text:line-break/>d) UnSerializedException<text:line-break/><text:bookmark text:name="id6097"/>View Answer</text:p>
      <text:section text:style-name="Sect1" text:name="target-id6097">
        <text:p text:style-name="Text_20_body">Answer: c<text:line-break/>Explanation: If member of a class does not implement serialization, NotSerializationException will be thrown.</text:p>
      </text:section>
      <text:p text:style-name="Text_20_body">7. Default Serialization process cannot be overridden.<text:line-break/>a) True<text:line-break/>b) False<text:line-break/><text:bookmark text:name="id1469"/>View Answer</text:p>
      <text:section text:style-name="Sect1" text:name="target-id1469">
        <text:p text:style-name="Text_20_body">Answer: b<text:line-break/>Explanation: Default serialization process can be overridden. </text:p>
      </text:section>
      <text:p text:style-name="Text_20_body">8. Which of the following methods is used to avoid serialization of new class whose super class already implements Serialization?<text:line-break/>a) writeObject()<text:line-break/>b) readWriteObject()<text:line-break/>c) writeReadObject()<text:line-break/><text:soft-page-break/>d) unSerializaedObject()<text:line-break/><text:bookmark text:name="id9738"/>View Answer</text:p>
      <text:section text:style-name="Sect1" text:name="target-id9738">
        <text:p text:style-name="Text_20_body">Answer: a<text:line-break/>Explanation: writeObject() and readObject() methods should be implemented to avoid Java serialization.</text:p>
      </text:section>
      <text:p text:style-name="Text_20_body">9. Which of the following methods is not used while Serialization and DeSerialization?<text:line-break/>a) readObject()<text:line-break/>b) readExternal()<text:line-break/>c) readWriteObject()<text:line-break/>d) writeObject()<text:line-break/><text:bookmark text:name="id6563"/>View Answer</text:p>
      <text:section text:style-name="Sect1" text:name="target-id6563">
        <text:p text:style-name="Text_20_body">Answer: c<text:line-break/>Explanation: Using readObject(), writeObject(), readExternal() and writeExternal() methods Serialization and DeSerialization are implemented.</text:p>
      </text:section>
      <text:p text:style-name="Text_20_body">10. Serializaed object can be transfered via network.<text:line-break/>a) True<text:line-break/>b) False<text:line-break/><text:bookmark text:name="id7114"/>View Answer</text:p>
      <text:section text:style-name="Sect1" text:name="target-id7114">
        <text:p text:style-name="Text_20_body">Answer: a<text:line-break/>Explanation: Serialized object can be transfered via network because Java serialized object remains in form of bytes which can be transmitted over network.</text:p>
      </text:section>
      <text:h text:style-name="Heading_20_1" text:outline-level="1">Java Questions &amp; Answers – Serialization &amp; Deserialization </text:h>
      <text:p text:style-name="Text_20_body">This set of Java Multiple Choice Questions &amp; Answers (MCQs) focuses on “Serialization &amp; Deserialization”.</text:p>
      <text:p text:style-name="Text_20_body">1. Which of these is a process of extracting/removing the state of an object from a stream?<text:line-break/>a) Serialization<text:line-break/>b) Externalization<text:line-break/>c) File Filtering<text:line-break/>d) Deserialization<text:line-break/><text:bookmark text:name="id6218"/>View Answer</text:p>
      <text:section text:style-name="Sect1" text:name="target-id6218">
        <text:p text:style-name="Text_20_body">Answer: d<text:line-break/>Explanation: Deserialization is a process by which the data written in the stream can be extracted out from the stream.<text:line-break/></text:p>
      </text:section>
      <text:p text:style-name="Text_20_body">2. Which of these process occur automatically by java run time system?<text:line-break/>a) Serialization<text:line-break/><text:soft-page-break/>b) Memory allocation<text:line-break/>c) Deserialization<text:line-break/>d) All of the mentioned<text:line-break/><text:bookmark text:name="id87"/>View Answer</text:p>
      <text:section text:style-name="Sect1" text:name="target-id87">
        <text:p text:style-name="Text_20_body">Answer: d<text:line-break/>Explanation: Serialization, deserialization and Memory allocation occur automatically by java run time system.<text:line-break/></text:p>
      </text:section>
      <text:p text:style-name="Text_20_body">3. Which of these is an interface for control over serialization and deserialization?<text:line-break/>a) Serializable<text:line-break/>b) Externalization<text:line-break/>c) FileFilter<text:line-break/>d) ObjectInput<text:line-break/><text:bookmark text:name="id2288"/>View Answer</text:p>
      <text:section text:style-name="Sect1" text:name="target-id2288">
        <text:p text:style-name="Text_20_body">Answer: b<text:line-break/>Explanation: None.<text:line-break/></text:p>
      </text:section>
      <text:p text:style-name="Text_20_body">4. Which of these interface extends DataInput interface?<text:line-break/>a) Serializable<text:line-break/>b) Externalization<text:line-break/>c) ObjectOutput<text:line-break/>d) ObjectInput<text:line-break/><text:bookmark text:name="id5547"/>View Answer</text:p>
      <text:section text:style-name="Sect1" text:name="target-id5547">
        <text:p text:style-name="Text_20_body">Answer: d<text:line-break/>Explanation: ObjectInput interface extends the DataInput interface and supports object serialization.<text:line-break/></text:p>
      </text:section>
      <text:p text:style-name="Text_20_body">5. Which of these is a method of ObjectInput interface used to deserialize an object from a stream?<text:line-break/>a) int read()<text:line-break/>b) void close()<text:line-break/>c) Object readObject()<text:line-break/>d) Object WriteObject()<text:line-break/><text:bookmark text:name="id7506"/>View Answer</text:p>
      <text:section text:style-name="Sect1" text:name="target-id7506">
        <text:p text:style-name="Text_20_body">Answer: c<text:line-break/>Explanation: None.<text:line-break/></text:p>
      </text:section>
      <text:p text:style-name="Text_20_body">6. Which of these class extend InputStream class?<text:line-break/>a) ObjectStream<text:line-break/>b) ObjectInputStream<text:line-break/>c) ObjectOutput<text:line-break/><text:soft-page-break/>d) ObjectInput<text:line-break/><text:bookmark text:name="id9990"/>View Answer</text:p>
      <text:section text:style-name="Sect1" text:name="target-id9990">
        <text:p text:style-name="Text_20_body">Answer: b<text:line-break/>Explanation: ObjectInputStream class extends the InputStream class and implements the ObjectInput interface.<text:line-break/></text:p>
      </text:section>
      <text:p text:style-name="Text_20_body">7. What is the output of this program?</text:p>
      <text:list xml:id="list3781914113837072051" text:style-name="L5">
        <text:list-item>
          <text:p text:style-name="P5"><text:s text:c="4"/>import java.io.*;</text:p>
        </text:list-item>
        <text:list-item>
          <text:p text:style-name="P5"><text:s text:c="4"/>class streams </text:p>
        </text:list-item>
        <text:list-item>
          <text:p text:style-name="P5"><text:s text:c="4"/>{</text:p>
        </text:list-item>
        <text:list-item>
          <text:p text:style-name="P5"><text:s text:c="8"/>public static void main(String[] args)</text:p>
        </text:list-item>
        <text:list-item>
          <text:p text:style-name="P5"><text:s text:c="8"/>{</text:p>
        </text:list-item>
        <text:list-item>
          <text:p text:style-name="P5"><text:s text:c="12"/>try </text:p>
        </text:list-item>
        <text:list-item>
          <text:p text:style-name="P5"><text:s text:c="12"/>{</text:p>
        </text:list-item>
        <text:list-item>
          <text:p text:style-name="P5"><text:s text:c="16"/>FileOutputStream fos = new FileOutputStream("serial");</text:p>
        </text:list-item>
        <text:list-item>
          <text:p text:style-name="P5"><text:s text:c="16"/>ObjectOutputStream oos = new ObjectOutputStream(fos);</text:p>
        </text:list-item>
        <text:list-item>
          <text:p text:style-name="P5"><text:s text:c="16"/>oos.writeInt(5);</text:p>
        </text:list-item>
        <text:list-item>
          <text:p text:style-name="P5"><text:s text:c="16"/>oos.flush();</text:p>
        </text:list-item>
        <text:list-item>
          <text:p text:style-name="P5"><text:s text:c="16"/>oos.close();</text:p>
        </text:list-item>
        <text:list-item>
          <text:p text:style-name="P5"><text:s text:c="12"/>}</text:p>
        </text:list-item>
        <text:list-item>
          <text:p text:style-name="P5"><text:s text:c="12"/>catch(Exception e)</text:p>
        </text:list-item>
        <text:list-item>
          <text:p text:style-name="P5"><text:s text:c="12"/>{</text:p>
        </text:list-item>
        <text:list-item>
          <text:p text:style-name="P5"><text:s text:c="16"/>System.out.println("Serialization" + e);</text:p>
        </text:list-item>
        <text:list-item>
          <text:p text:style-name="P5"><text:s text:c="16"/>System.exit(0);</text:p>
        </text:list-item>
        <text:list-item>
          <text:p text:style-name="P5"><text:s text:c="12"/>}</text:p>
        </text:list-item>
        <text:list-item>
          <text:p text:style-name="P5"><text:s text:c="12"/>try</text:p>
        </text:list-item>
        <text:list-item>
          <text:p text:style-name="P5"><text:s text:c="12"/>{</text:p>
        </text:list-item>
        <text:list-item>
          <text:p text:style-name="P5"><text:s text:c="16"/>int z;</text:p>
        </text:list-item>
        <text:list-item>
          <text:p text:style-name="P5"><text:s text:c="16"/>FileInputStream fis = new FileInputStream("serial");</text:p>
        </text:list-item>
        <text:list-item>
          <text:p text:style-name="P5"><text:s text:c="16"/>ObjectInputStream ois = new ObjectInputStream(fis);</text:p>
        </text:list-item>
        <text:list-item>
          <text:p text:style-name="P5"><text:soft-page-break/><text:s text:c="16"/>z = ois.readInt();</text:p>
        </text:list-item>
        <text:list-item>
          <text:p text:style-name="P5"><text:s text:c="16"/>ois.close();</text:p>
        </text:list-item>
        <text:list-item>
          <text:p text:style-name="P5"><text:s text:c="16"/>System.out.println(x); <text:s text:c="17"/></text:p>
        </text:list-item>
        <text:list-item>
          <text:p text:style-name="P5"><text:s text:c="12"/>}</text:p>
        </text:list-item>
        <text:list-item>
          <text:p text:style-name="P5"><text:s text:c="12"/>catch (Exception e) </text:p>
        </text:list-item>
        <text:list-item>
          <text:p text:style-name="P5"><text:s text:c="12"/>{</text:p>
        </text:list-item>
        <text:list-item>
          <text:p text:style-name="P5"><text:s text:c="16"/>System.out.print("deserialization");</text:p>
        </text:list-item>
        <text:list-item>
          <text:p text:style-name="P5"><text:s text:c="16"/>System.exit(0);</text:p>
        </text:list-item>
        <text:list-item>
          <text:p text:style-name="P5"><text:s text:c="12"/>}</text:p>
        </text:list-item>
        <text:list-item>
          <text:p text:style-name="P5"><text:s text:c="8"/>}</text:p>
        </text:list-item>
        <text:list-item>
          <text:p text:style-name="P5"><text:s text:c="4"/>}</text:p>
        </text:list-item>
      </text:list>
      <text:p text:style-name="Text_20_body">a) 5<text:line-break/>b) void<text:line-break/>c) serialization<text:line-break/>d) deserialization<text:line-break/><text:bookmark text:name="id1131"/>View Answer</text:p>
      <text:section text:style-name="Sect1" text:name="target-id1131">
        <text:p text:style-name="Text_20_body">Answer: a<text:line-break/>Explanation: oos.writeInt(5); writes integer 5 in the Output stream which is extracted by z = ois.readInt(); and stored in z hence z contains 5.<text:line-break/>Output:<text:line-break/>$ javac streams.java<text:line-break/>$ java streams<text:line-break/>5<text:line-break/></text:p>
      </text:section>
      <text:p text:style-name="Text_20_body">8. What is the output of this program?</text:p>
      <text:list xml:id="list1665679277941518688" text:style-name="L6">
        <text:list-item>
          <text:p text:style-name="P6"><text:s text:c="4"/>import java.io.*;</text:p>
        </text:list-item>
        <text:list-item>
          <text:p text:style-name="P6"><text:s text:c="4"/>class serialization</text:p>
        </text:list-item>
        <text:list-item>
          <text:p text:style-name="P6"><text:s text:c="4"/>{</text:p>
        </text:list-item>
        <text:list-item>
          <text:p text:style-name="P6"><text:s text:c="8"/>public static void main(String[] args)</text:p>
        </text:list-item>
        <text:list-item>
          <text:p text:style-name="P6"><text:s text:c="8"/>{</text:p>
        </text:list-item>
        <text:list-item>
          <text:p text:style-name="P6"><text:s text:c="12"/>try</text:p>
        </text:list-item>
        <text:list-item>
          <text:p text:style-name="P6"><text:s text:c="12"/>{</text:p>
        </text:list-item>
        <text:list-item>
          <text:p text:style-name="P6"><text:s text:c="16"/>Myclass object1 = new Myclass("Hello", -7, 2.1e10);</text:p>
        </text:list-item>
        <text:list-item>
          <text:p text:style-name="P6"><text:soft-page-break/><text:s text:c="16"/>FileOutputStream fos = new FileOutputStream("serial");</text:p>
        </text:list-item>
        <text:list-item>
          <text:p text:style-name="P6"><text:s text:c="16"/>ObjectOutputStream oos = new ObjectOutputStream(fos);</text:p>
        </text:list-item>
        <text:list-item>
          <text:p text:style-name="P6"><text:s text:c="16"/>oos.writeObject(object1);</text:p>
        </text:list-item>
        <text:list-item>
          <text:p text:style-name="P6"><text:s text:c="16"/>oos.flush();</text:p>
        </text:list-item>
        <text:list-item>
          <text:p text:style-name="P6"><text:s text:c="16"/>oos.close();</text:p>
        </text:list-item>
        <text:list-item>
          <text:p text:style-name="P6"><text:s text:c="12"/>}</text:p>
        </text:list-item>
        <text:list-item>
          <text:p text:style-name="P6"><text:s text:c="12"/>catch(Exception e)</text:p>
        </text:list-item>
        <text:list-item>
          <text:p text:style-name="P6"><text:s text:c="12"/>{</text:p>
        </text:list-item>
        <text:list-item>
          <text:p text:style-name="P6"><text:s text:c="16"/>System.out.println("Serialization" + e);</text:p>
        </text:list-item>
        <text:list-item>
          <text:p text:style-name="P6"><text:s text:c="16"/>System.exit(0);</text:p>
        </text:list-item>
        <text:list-item>
          <text:p text:style-name="P6"><text:s text:c="12"/>}</text:p>
        </text:list-item>
        <text:list-item>
          <text:p text:style-name="P6"><text:s text:c="12"/>try</text:p>
        </text:list-item>
        <text:list-item>
          <text:p text:style-name="P6"><text:s text:c="12"/>{</text:p>
        </text:list-item>
        <text:list-item>
          <text:p text:style-name="P6"><text:s text:c="16"/>int x;</text:p>
        </text:list-item>
        <text:list-item>
          <text:p text:style-name="P6"><text:s text:c="16"/>FileInputStream fis = new FileInputStream("serial");</text:p>
        </text:list-item>
        <text:list-item>
          <text:p text:style-name="P6"><text:s text:c="16"/>ObjectInputStream ois = new ObjectInputStream(fis);</text:p>
        </text:list-item>
        <text:list-item>
          <text:p text:style-name="P6"><text:s text:c="16"/>x = ois.readInt();</text:p>
        </text:list-item>
        <text:list-item>
          <text:p text:style-name="P6"><text:s text:c="16"/>ois.close();</text:p>
        </text:list-item>
        <text:list-item>
          <text:p text:style-name="P6"><text:s text:c="16"/>System.out.println(x); <text:s text:c="17"/></text:p>
        </text:list-item>
        <text:list-item>
          <text:p text:style-name="P6"><text:s text:c="12"/>}</text:p>
        </text:list-item>
        <text:list-item>
          <text:p text:style-name="P6"><text:s text:c="12"/>catch (Exception e)</text:p>
        </text:list-item>
        <text:list-item>
          <text:p text:style-name="P6"><text:s text:c="12"/>{</text:p>
        </text:list-item>
        <text:list-item>
          <text:p text:style-name="P6"><text:s text:c="16"/>System.out.print("deserialization");</text:p>
        </text:list-item>
        <text:list-item>
          <text:p text:style-name="P6"><text:s text:c="16"/>System.exit(0);</text:p>
        </text:list-item>
        <text:list-item>
          <text:p text:style-name="P6"><text:s text:c="12"/>}</text:p>
        </text:list-item>
        <text:list-item>
          <text:p text:style-name="P6"><text:s text:c="8"/>}</text:p>
        </text:list-item>
        <text:list-item>
          <text:p text:style-name="P6"><text:s text:c="4"/>}</text:p>
        </text:list-item>
        <text:list-item>
          <text:p text:style-name="P6"><text:s text:c="4"/>class Myclass implements Serializable</text:p>
        </text:list-item>
        <text:list-item>
          <text:p text:style-name="P6"><text:s text:c="4"/>{</text:p>
        </text:list-item>
        <text:list-item>
          <text:p text:style-name="P6"><text:soft-page-break/><text:s text:c="8"/>String s;</text:p>
        </text:list-item>
        <text:list-item>
          <text:p text:style-name="P6"><text:s text:c="8"/>int i;</text:p>
        </text:list-item>
        <text:list-item>
          <text:p text:style-name="P6"><text:s text:c="8"/>double d;</text:p>
        </text:list-item>
        <text:list-item>
          <text:p text:style-name="P6"><text:s text:c="8"/>Myclass(String s, int i, double d)</text:p>
        </text:list-item>
        <text:list-item>
          <text:p text:style-name="P6"><text:s text:c="8"/>{</text:p>
        </text:list-item>
        <text:list-item>
          <text:p text:style-name="P6"><text:s text:c="12"/>this.d = d;</text:p>
        </text:list-item>
        <text:list-item>
          <text:p text:style-name="P6"><text:s text:c="12"/>this.i = i;</text:p>
        </text:list-item>
        <text:list-item>
          <text:p text:style-name="P6"><text:s text:c="12"/>this.s = s;</text:p>
        </text:list-item>
        <text:list-item>
          <text:p text:style-name="P6"><text:s text:c="8"/>}</text:p>
        </text:list-item>
        <text:list-item>
          <text:p text:style-name="P6"><text:s text:c="4"/>}</text:p>
        </text:list-item>
      </text:list>
      <text:p text:style-name="Text_20_body">a) -7<text:line-break/>b) Hello<text:line-break/>c) 2.1E10<text:line-break/>d) deserialization<text:line-break/><text:bookmark text:name="id1272"/>View Answer</text:p>
      <text:section text:style-name="Sect1" text:name="target-id1272">
        <text:p text:style-name="Text_20_body">Answer: d<text:line-break/>Explanation: x = ois.readInt(); will try to read an integer value from the stream ‘serial’ created before, since stream contains an object of Myclass hence error will occur and it will be catched by catch printing deserialization.<text:line-break/>Output:<text:line-break/>$ javac serialization.java<text:line-break/>$ java serialization<text:line-break/>deserialization<text:line-break/></text:p>
      </text:section>
      <text:p text:style-name="Text_20_body">9. What is the output of this program?</text:p>
      <text:list xml:id="list1503629384621667259" text:style-name="L7">
        <text:list-item>
          <text:p text:style-name="P7"><text:s text:c="4"/>import java.io.*;</text:p>
        </text:list-item>
        <text:list-item>
          <text:p text:style-name="P7"><text:s text:c="4"/>class streams</text:p>
        </text:list-item>
        <text:list-item>
          <text:p text:style-name="P7"><text:s text:c="4"/>{</text:p>
        </text:list-item>
        <text:list-item>
          <text:p text:style-name="P7"><text:s text:c="8"/>public static void main(String[] args)</text:p>
        </text:list-item>
        <text:list-item>
          <text:p text:style-name="P7"><text:s text:c="8"/>{</text:p>
        </text:list-item>
        <text:list-item>
          <text:p text:style-name="P7"><text:s text:c="12"/>try</text:p>
        </text:list-item>
        <text:list-item>
          <text:p text:style-name="P7"><text:s text:c="12"/>{</text:p>
        </text:list-item>
        <text:list-item>
          <text:p text:style-name="P7"><text:s text:c="16"/>FileOutputStream fos = new FileOutputStream("serial");</text:p>
        </text:list-item>
        <text:list-item>
          <text:p text:style-name="P7"><text:soft-page-break/><text:s text:c="16"/>ObjectOutputStream oos = new ObjectOutputStream(fos);</text:p>
        </text:list-item>
        <text:list-item>
          <text:p text:style-name="P7"><text:s text:c="16"/>oos.writeFloat(3.5);</text:p>
        </text:list-item>
        <text:list-item>
          <text:p text:style-name="P7"><text:s text:c="16"/>oos.flush();</text:p>
        </text:list-item>
        <text:list-item>
          <text:p text:style-name="P7"><text:s text:c="16"/>oos.close();</text:p>
        </text:list-item>
        <text:list-item>
          <text:p text:style-name="P7"><text:s text:c="12"/>}</text:p>
        </text:list-item>
        <text:list-item>
          <text:p text:style-name="P7"><text:s text:c="12"/>catch(Exception e)</text:p>
        </text:list-item>
        <text:list-item>
          <text:p text:style-name="P7"><text:s text:c="12"/>{</text:p>
        </text:list-item>
        <text:list-item>
          <text:p text:style-name="P7"><text:s text:c="16"/>System.out.println("Serialization" + e);</text:p>
        </text:list-item>
        <text:list-item>
          <text:p text:style-name="P7"><text:s text:c="16"/>System.exit(0);</text:p>
        </text:list-item>
        <text:list-item>
          <text:p text:style-name="P7"><text:s text:c="12"/>}</text:p>
        </text:list-item>
        <text:list-item>
          <text:p text:style-name="P7"><text:s text:c="12"/>try</text:p>
        </text:list-item>
        <text:list-item>
          <text:p text:style-name="P7"><text:s text:c="12"/>{</text:p>
        </text:list-item>
        <text:list-item>
          <text:p text:style-name="P7"><text:s text:c="16"/>FileInputStream fis = new FileInputStream("serial");</text:p>
        </text:list-item>
        <text:list-item>
          <text:p text:style-name="P7"><text:s text:c="16"/>ObjectInputStream ois = new ObjectInputStream(fis);</text:p>
        </text:list-item>
        <text:list-item>
          <text:p text:style-name="P7"><text:s text:c="16"/>ois.close();</text:p>
        </text:list-item>
        <text:list-item>
          <text:p text:style-name="P7"><text:s text:c="16"/>System.out.println(ois.available()); <text:s text:c="19"/></text:p>
        </text:list-item>
        <text:list-item>
          <text:p text:style-name="P7"><text:s text:c="12"/>}</text:p>
        </text:list-item>
        <text:list-item>
          <text:p text:style-name="P7"><text:s text:c="12"/>catch (Exception e)</text:p>
        </text:list-item>
        <text:list-item>
          <text:p text:style-name="P7"><text:s text:c="12"/>{</text:p>
        </text:list-item>
        <text:list-item>
          <text:p text:style-name="P7"><text:s text:c="16"/>System.out.print("deserialization");</text:p>
        </text:list-item>
        <text:list-item>
          <text:p text:style-name="P7"><text:s text:c="16"/>System.exit(0);</text:p>
        </text:list-item>
        <text:list-item>
          <text:p text:style-name="P7"><text:s text:c="12"/>}</text:p>
        </text:list-item>
        <text:list-item>
          <text:p text:style-name="P7"><text:s text:c="8"/>}</text:p>
        </text:list-item>
        <text:list-item>
          <text:p text:style-name="P7"><text:s text:c="4"/>}</text:p>
        </text:list-item>
      </text:list>
      <text:p text:style-name="Text_20_body">a) 1<text:line-break/>b) 2<text:line-break/>c) 3<text:line-break/>d) 0<text:line-break/><text:bookmark text:name="id5926"/>View Answer</text:p>
      <text:section text:style-name="Sect1" text:name="target-id5926">
        <text:p text:style-name="Text_20_body"><text:soft-page-break/>Answer: d<text:line-break/>Explanation: New input stream is linked to streal ‘serials’, an object ‘ois’ of ObjectInputStream is used to access this newly created stream, ois.close(); closes the stream hence we can’t access the stream and ois.available() returns 0.<text:line-break/>Output:<text:line-break/>$ javac streams.java<text:line-break/>$ java streams<text:line-break/>0<text:line-break/></text:p>
      </text:section>
      <text:p text:style-name="Text_20_body">10. What is the output of this program?</text:p>
      <text:list xml:id="list6247171397185250936" text:style-name="L8">
        <text:list-item>
          <text:p text:style-name="P8"><text:s text:c="4"/>import java.io.*;</text:p>
        </text:list-item>
        <text:list-item>
          <text:p text:style-name="P8"><text:s text:c="4"/>class streams</text:p>
        </text:list-item>
        <text:list-item>
          <text:p text:style-name="P8"><text:s text:c="4"/>{</text:p>
        </text:list-item>
        <text:list-item>
          <text:p text:style-name="P8"><text:s text:c="8"/>public static void main(String[] args)</text:p>
        </text:list-item>
        <text:list-item>
          <text:p text:style-name="P8"><text:s text:c="8"/>{</text:p>
        </text:list-item>
        <text:list-item>
          <text:p text:style-name="P8"><text:s text:c="12"/>try</text:p>
        </text:list-item>
        <text:list-item>
          <text:p text:style-name="P8"><text:s text:c="12"/>{</text:p>
        </text:list-item>
        <text:list-item>
          <text:p text:style-name="P8"><text:s text:c="16"/>FileOutputStream fos = new FileOutputStream("serial");</text:p>
        </text:list-item>
        <text:list-item>
          <text:p text:style-name="P8"><text:s text:c="16"/>ObjectOutputStream oos = new ObjectOutputStream(fos);</text:p>
        </text:list-item>
        <text:list-item>
          <text:p text:style-name="P8"><text:s text:c="16"/>oos.writeFloat(3.5);</text:p>
        </text:list-item>
        <text:list-item>
          <text:p text:style-name="P8"><text:s text:c="16"/>oos.flush();</text:p>
        </text:list-item>
        <text:list-item>
          <text:p text:style-name="P8"><text:s text:c="16"/>oos.close();</text:p>
        </text:list-item>
        <text:list-item>
          <text:p text:style-name="P8"><text:s text:c="12"/>}</text:p>
        </text:list-item>
        <text:list-item>
          <text:p text:style-name="P8"><text:s text:c="12"/>catch(Exception e)</text:p>
        </text:list-item>
        <text:list-item>
          <text:p text:style-name="P8"><text:s text:c="12"/>{</text:p>
        </text:list-item>
        <text:list-item>
          <text:p text:style-name="P8"><text:s text:c="16"/>System.out.println("Serialization" + e);</text:p>
        </text:list-item>
        <text:list-item>
          <text:p text:style-name="P8"><text:s text:c="16"/>System.exit(0);</text:p>
        </text:list-item>
        <text:list-item>
          <text:p text:style-name="P8"><text:s text:c="12"/>}</text:p>
        </text:list-item>
        <text:list-item>
          <text:p text:style-name="P8"><text:s text:c="12"/>try</text:p>
        </text:list-item>
        <text:list-item>
          <text:p text:style-name="P8"><text:s text:c="12"/>{</text:p>
        </text:list-item>
        <text:list-item>
          <text:p text:style-name="P8"><text:s text:c="16"/>FileInputStream fis = new FileInputStream("serial");</text:p>
        </text:list-item>
        <text:list-item>
          <text:p text:style-name="P8"><text:s text:c="16"/>ObjectInputStream ois = new ObjectInputStream(fis);</text:p>
        </text:list-item>
        <text:list-item>
          <text:p text:style-name="P8"><text:soft-page-break/><text:s text:c="16"/>System.out.println(ois.available()); <text:s text:c="19"/></text:p>
        </text:list-item>
        <text:list-item>
          <text:p text:style-name="P8"><text:s text:c="12"/>}</text:p>
        </text:list-item>
        <text:list-item>
          <text:p text:style-name="P8"><text:s text:c="12"/>catch (Exception e) </text:p>
        </text:list-item>
        <text:list-item>
          <text:p text:style-name="P8"><text:s text:c="12"/>{</text:p>
        </text:list-item>
        <text:list-item>
          <text:p text:style-name="P8"><text:s text:c="16"/>System.out.print("deserialization");</text:p>
        </text:list-item>
        <text:list-item>
          <text:p text:style-name="P8"><text:s text:c="16"/>System.exit(0);</text:p>
        </text:list-item>
        <text:list-item>
          <text:p text:style-name="P8"><text:s text:c="12"/>}</text:p>
        </text:list-item>
        <text:list-item>
          <text:p text:style-name="P8"><text:s text:c="8"/>}</text:p>
        </text:list-item>
        <text:list-item>
          <text:p text:style-name="P8"><text:s text:c="4"/>}</text:p>
        </text:list-item>
      </text:list>
      <text:p text:style-name="Text_20_body">a) 1<text:line-break/>b) 2<text:line-break/>c) 3<text:line-break/>d) 4<text:line-break/><text:bookmark text:name="id4735"/>View Answer</text:p>
      <text:section text:style-name="Sect1" text:name="target-id4735">
        <text:p text:style-name="Text_20_body">Answer: d<text:line-break/>Explanation: oos.writeFloat(3.5); writes 3.5 in output stream. A new input stream is linked to stream ‘serials’, an object ‘ois’ of ObjectInputStream is used to access this newly created stream, ois.available() gives the total number of byte in the input stream since a float was written in the stream thus the stream contains 4 byte, hence 4 is returned and printed.<text:line-break/>Output:<text:line-break/>$ javac streams.java<text:line-break/>$ java streams<text:line-break/>4<text:line-break/></text:p>
      </text:section>
      <text:p text:style-name="Text_20_body">11. What will be printed to the output and written to the file, in the below program?</text:p>
      <text:list xml:id="list6194617156248007315" text:style-name="L9">
        <text:list-item>
          <text:p text:style-name="P9">import java.io.FileOutputStream; <text:s/></text:p>
        </text:list-item>
        <text:list-item>
          <text:p text:style-name="P9">public class FileOutputStreamExample</text:p>
        </text:list-item>
        <text:list-item>
          <text:p text:style-name="P9">{ <text:s/></text:p>
        </text:list-item>
        <text:list-item>
          <text:p text:style-name="P9"><text:s text:c="4"/>public static void main(String args[])</text:p>
        </text:list-item>
        <text:list-item>
          <text:p text:style-name="P9"><text:s text:c="4"/>{ <text:s text:c="3"/></text:p>
        </text:list-item>
        <text:list-item>
          <text:p text:style-name="P9"><text:s text:c="11"/>try</text:p>
        </text:list-item>
        <text:list-item>
          <text:p text:style-name="P9"><text:s text:c="11"/>{ <text:s text:c="3"/></text:p>
        </text:list-item>
        <text:list-item>
          <text:p text:style-name="P9"><text:s text:c="13"/>FileOutputStream fout=new FileOutputStream("D:\\sanfoundry.txt"); <text:s text:c="3"/></text:p>
        </text:list-item>
        <text:list-item>
          <text:p text:style-name="P9"><text:soft-page-break/><text:s text:c="13"/>String s="Welcome to Sanfoundry."; <text:s text:c="3"/></text:p>
        </text:list-item>
        <text:list-item>
          <text:p text:style-name="P9"><text:s text:c="13"/>byte b[]=s.getBytes();//converting string into byte array <text:s text:c="3"/></text:p>
        </text:list-item>
        <text:list-item>
          <text:p text:style-name="P9"><text:s text:c="13"/>fout.write(b); <text:s text:c="3"/></text:p>
        </text:list-item>
        <text:list-item>
          <text:p text:style-name="P9"><text:s text:c="13"/>fout.close(); <text:s text:c="3"/></text:p>
        </text:list-item>
        <text:list-item>
          <text:p text:style-name="P9"><text:s text:c="13"/>System.out.println("Success"); <text:s text:c="3"/></text:p>
        </text:list-item>
        <text:list-item>
          <text:p text:style-name="P9"><text:s text:c="12"/>} <text:s/>catch(Exception e){System.out.println(e);} <text:s text:c="3"/></text:p>
        </text:list-item>
        <text:list-item>
          <text:p text:style-name="P9"><text:s text:c="6"/>} <text:s text:c="3"/></text:p>
        </text:list-item>
        <text:list-item>
          <text:p text:style-name="P9">}</text:p>
        </text:list-item>
      </text:list>
      <text:p text:style-name="Text_20_body">a) “Success” to the output and “Welcome to Sanfoundry” to the file<text:line-break/>b) only “Welcome to Sanfoundry” to the file<text:line-break/>c) compile time error<text:line-break/>d) No Output<text:line-break/><text:bookmark text:name="id2045"/>View Answer</text:p>
      <text:section text:style-name="Sect1" text:name="target-id2045">
        <text:p text:style-name="Text_20_body">Answer: a<text:line-break/>Explanation: First, it will print “Success” and besides that it will write “Welcome to Sanfoundry” to t</text:p>
      </text:section>
      <text:h text:style-name="Heading_20_1" text:outline-level="1">Java Questions &amp; Answers – Collection Framework Overview </text:h>
      <text:p text:style-name="Text_20_body">This section of our 1000+ Java MCQs focuses on collection framework of Java Programming Language.</text:p>
      <text:p text:style-name="Text_20_body">1. Which of these packages contain all the collection classes?<text:line-break/>a) java.lang<text:line-break/>b) java.util<text:line-break/>c) java.net<text:line-break/>d) java.awt<text:line-break/><text:bookmark text:name="id3641"/>View Answer</text:p>
      <text:section text:style-name="Sect1" text:name="target-id3641">
        <text:p text:style-name="Text_20_body">Answer: b<text:line-break/>Explanation: None.<text:line-break/></text:p>
      </text:section>
      <text:p text:style-name="Text_20_body">2. Which of these classes is not part of Java’s collection framework?<text:line-break/>a) Maps<text:line-break/>b) Array<text:line-break/>c) Stack<text:line-break/>d) Queue<text:line-break/><text:bookmark text:name="id7274"/>View Answer</text:p>
      <text:section text:style-name="Sect1" text:name="target-id7274">
        <text:p text:style-name="Text_20_body"><text:soft-page-break/>Answer: a<text:line-break/>Explanation: Maps is not a part of collection framework.<text:line-break/></text:p>
      </text:section>
      <text:p text:style-name="Text_20_body">3. Which of these interface is not a part of Java’s collection framework?<text:line-break/>a) List<text:line-break/>b) Set<text:line-break/>c) SortedMap<text:line-break/>d) SortedList<text:line-break/><text:bookmark text:name="id3665"/>View Answer</text:p>
      <text:section text:style-name="Sect1" text:name="target-id3665">
        <text:p text:style-name="Text_20_body">Answer: d<text:line-break/>Explanation: SortedList is not a part of collection framework.<text:line-break/></text:p>
      </text:section>
      <text:p text:style-name="Text_20_body">4. Which of these methods deletes all the elements from invoking collection?<text:line-break/>a) clear()<text:line-break/>b) reset()<text:line-break/>c) delete()<text:line-break/>d) refresh()<text:line-break/><text:bookmark text:name="id1917"/>View Answer</text:p>
      <text:section text:style-name="Sect1" text:name="target-id1917">
        <text:p text:style-name="Text_20_body">Answer: a<text:line-break/>Explanation: clear() method removes all the elements from invoking collection.<text:line-break/></text:p>
      </text:section>
      <text:p text:style-name="Text_20_body">5. What is Collection in Java?<text:line-break/>a) A group of objects<text:line-break/>b) A group of classes<text:line-break/>c) A group of interfaces<text:line-break/>d) None of the mentioned<text:line-break/><text:bookmark text:name="id9494"/>View Answer</text:p>
      <text:section text:style-name="Sect1" text:name="target-id9494">
        <text:p text:style-name="Text_20_body">Answer: a<text:line-break/>Explanation: A collection is a group of objects, it is similar to String Template Library (STL) of C++ programming language.<text:line-break/></text:p>
      </text:section>
      <text:p text:style-name="Text_20_body">6. What is the output of this program?</text:p>
      <text:list xml:id="list605282256064381779" text:style-name="L10">
        <text:list-item>
          <text:p text:style-name="P10"><text:s text:c="4"/>import java.util.*;</text:p>
        </text:list-item>
        <text:list-item>
          <text:p text:style-name="P10"><text:s text:c="4"/>class Array </text:p>
        </text:list-item>
        <text:list-item>
          <text:p text:style-name="P10"><text:s text:c="4"/>{</text:p>
        </text:list-item>
        <text:list-item>
          <text:p text:style-name="P10"><text:s text:c="8"/>public static void main(String args[]) </text:p>
        </text:list-item>
        <text:list-item>
          <text:p text:style-name="P10"><text:s text:c="8"/>{</text:p>
        </text:list-item>
        <text:list-item>
          <text:p text:style-name="P10"><text:s text:c="12"/>int array[] = new int [5];</text:p>
        </text:list-item>
        <text:list-item>
          <text:p text:style-name="P10"><text:soft-page-break/><text:s text:c="12"/>for (int i = 5; i &gt; 0; i--)</text:p>
        </text:list-item>
        <text:list-item>
          <text:p text:style-name="P10"><text:s text:c="16"/>array[5-i] = i;</text:p>
        </text:list-item>
        <text:list-item>
          <text:p text:style-name="P10"><text:s text:c="12"/>Arrays.fill(array, 1, 4, 8);</text:p>
        </text:list-item>
        <text:list-item>
          <text:p text:style-name="P10"><text:s text:c="12"/>for (int i = 0; i &lt; 5 ; i++)</text:p>
        </text:list-item>
        <text:list-item>
          <text:p text:style-name="P10"><text:s text:c="16"/>System.out.print(array[i]);</text:p>
        </text:list-item>
        <text:list-item>
          <text:p text:style-name="P10"><text:s text:c="8"/>}</text:p>
        </text:list-item>
        <text:list-item>
          <text:p text:style-name="P10"><text:s text:c="4"/>}</text:p>
        </text:list-item>
      </text:list>
      <text:p text:style-name="Text_20_body">a) 12885<text:line-break/>b) 12845<text:line-break/>c) 58881<text:line-break/>d) 54881<text:line-break/><text:bookmark text:name="id9871"/>View Answer</text:p>
      <text:section text:style-name="Sect1" text:name="target-id9871">
        <text:p text:style-name="Text_20_body">Answer: c<text:line-break/>Explanation: array was containing 5,4,3,2,1 but when method Arrays.fill(array, 1, 4, 8) is called it fills the index location starting with 1 to 4 by value 8 hence array becomes 5,8,8,8,1.<text:line-break/>Output:<text:line-break/>$ javac Array.java<text:line-break/>$ java Array<text:line-break/>58881<text:line-break/></text:p>
      </text:section>
      <text:p text:style-name="Text_20_body">7. What is the output of this program?</text:p>
      <text:list xml:id="list868519148231152356" text:style-name="L11">
        <text:list-item>
          <text:p text:style-name="P11"><text:s text:c="4"/>import java.util.*;</text:p>
        </text:list-item>
        <text:list-item>
          <text:p text:style-name="P11"><text:s text:c="4"/>class vector </text:p>
        </text:list-item>
        <text:list-item>
          <text:p text:style-name="P11"><text:s text:c="4"/>{</text:p>
        </text:list-item>
        <text:list-item>
          <text:p text:style-name="P11"><text:s text:c="8"/>public static void main(String args[]) </text:p>
        </text:list-item>
        <text:list-item>
          <text:p text:style-name="P11"><text:s text:c="8"/>{</text:p>
        </text:list-item>
        <text:list-item>
          <text:p text:style-name="P11"><text:s text:c="12"/>Vector obj = new Vector(4,2);</text:p>
        </text:list-item>
        <text:list-item>
          <text:p text:style-name="P11"><text:s text:c="12"/>obj.addElement(new Integer(3));</text:p>
        </text:list-item>
        <text:list-item>
          <text:p text:style-name="P11"><text:s text:c="12"/>obj.addElement(new Integer(2));</text:p>
        </text:list-item>
        <text:list-item>
          <text:p text:style-name="P11"><text:s text:c="12"/>obj.addElement(new Integer(5));</text:p>
        </text:list-item>
        <text:list-item>
          <text:p text:style-name="P11"><text:s text:c="12"/>obj.removeAll(obj);</text:p>
        </text:list-item>
        <text:list-item>
          <text:p text:style-name="P11"><text:s text:c="12"/>System.out.println(obj.isEmpty());</text:p>
        </text:list-item>
        <text:list-item>
          <text:p text:style-name="P11"><text:s text:c="8"/>}</text:p>
        </text:list-item>
        <text:list-item>
          <text:p text:style-name="P11"><text:soft-page-break/><text:s text:c="4"/>}</text:p>
        </text:list-item>
      </text:list>
      <text:p text:style-name="Text_20_body">a) 0<text:line-break/>b) 1<text:line-break/>c) true<text:line-break/>d) false<text:line-break/><text:bookmark text:name="id8814"/>View Answer</text:p>
      <text:section text:style-name="Sect1" text:name="target-id8814">
        <text:p text:style-name="Text_20_body">Answer: c<text:line-break/>Explanation: firstly elements 3, 2, 5 are entered in the vector obj, but when obj.removeAll(obj); is executed all the elements are deleted and vector is empty, hence obj.isEmpty() returns true.<text:line-break/>Output:<text:line-break/>$ javac vector.java<text:line-break/>$ java vector<text:line-break/>true<text:line-break/></text:p>
      </text:section>
      <text:p text:style-name="Text_20_body">8. What is the output of this program?</text:p>
      <text:list xml:id="list5541457869344414405" text:style-name="L12">
        <text:list-item>
          <text:p text:style-name="P12"><text:s text:c="4"/>import java.util.*;</text:p>
        </text:list-item>
        <text:list-item>
          <text:p text:style-name="P12"><text:s text:c="4"/>class stack </text:p>
        </text:list-item>
        <text:list-item>
          <text:p text:style-name="P12"><text:s text:c="4"/>{</text:p>
        </text:list-item>
        <text:list-item>
          <text:p text:style-name="P12"><text:s text:c="8"/>public static void main(String args[]) </text:p>
        </text:list-item>
        <text:list-item>
          <text:p text:style-name="P12"><text:s text:c="8"/>{</text:p>
        </text:list-item>
        <text:list-item>
          <text:p text:style-name="P12"><text:s text:c="12"/>Stack obj = new Stack();</text:p>
        </text:list-item>
        <text:list-item>
          <text:p text:style-name="P12"><text:s text:c="12"/>obj.push(new Integer(3));</text:p>
        </text:list-item>
        <text:list-item>
          <text:p text:style-name="P12"><text:s text:c="12"/>obj.push(new Integer(2));</text:p>
        </text:list-item>
        <text:list-item>
          <text:p text:style-name="P12"><text:s text:c="12"/>obj.pop();</text:p>
        </text:list-item>
        <text:list-item>
          <text:p text:style-name="P12"><text:s text:c="12"/>obj.push(new Integer(5));</text:p>
        </text:list-item>
        <text:list-item>
          <text:p text:style-name="P12"><text:s text:c="12"/>System.out.println(obj);</text:p>
        </text:list-item>
        <text:list-item>
          <text:p text:style-name="P12"><text:s text:c="8"/>}</text:p>
        </text:list-item>
        <text:list-item>
          <text:p text:style-name="P12"><text:s text:c="4"/>}</text:p>
        </text:list-item>
      </text:list>
      <text:p text:style-name="Text_20_body">a) [3, 5].<text:line-break/>b) [3, 2].<text:line-break/>c) [3, 2, 5].<text:line-break/>d) [3, 5, 2].<text:line-break/><text:bookmark text:name="id9352"/>View Answer</text:p>
      <text:section text:style-name="Sect1" text:name="target-id9352">
        <text:p text:style-name="Text_20_body"><text:soft-page-break/>Answer: a<text:line-break/>Explanation: push() and pop() are standard functions of the class stack, push() inserts in the stack and pop removes from the stack. 3 &amp; 2 are inserted using push() the pop() is used which removes 2 from the stack then again push is used to insert 5 hence stack contains elements 3 &amp; 5.<text:line-break/>Output:<text:line-break/>$ javac stack.java<text:line-break/>$ java stack<text:line-break/>[3, 5].<text:line-break/></text:p>
      </text:section>
      <text:p text:style-name="Text_20_body">9. What is the output of this program?</text:p>
      <text:list xml:id="list8646716748701540912" text:style-name="L13">
        <text:list-item>
          <text:p text:style-name="P13"><text:s text:c="4"/>import java.util.*;</text:p>
        </text:list-item>
        <text:list-item>
          <text:p text:style-name="P13"><text:s text:c="4"/>class hashtable </text:p>
        </text:list-item>
        <text:list-item>
          <text:p text:style-name="P13"><text:s text:c="4"/>{</text:p>
        </text:list-item>
        <text:list-item>
          <text:p text:style-name="P13"><text:s text:c="8"/>public static void main(String args[]) </text:p>
        </text:list-item>
        <text:list-item>
          <text:p text:style-name="P13"><text:s text:c="8"/>{</text:p>
        </text:list-item>
        <text:list-item>
          <text:p text:style-name="P13"><text:s text:c="12"/>Hashtable obj = new Hashtable();</text:p>
        </text:list-item>
        <text:list-item>
          <text:p text:style-name="P13"><text:s text:c="12"/>obj.put("A", new Integer(3));</text:p>
        </text:list-item>
        <text:list-item>
          <text:p text:style-name="P13"><text:s text:c="12"/>obj.put("B", new Integer(2));</text:p>
        </text:list-item>
        <text:list-item>
          <text:p text:style-name="P13"><text:s text:c="12"/>obj.put("C", new Integer(8));</text:p>
        </text:list-item>
        <text:list-item>
          <text:p text:style-name="P13"><text:s text:c="12"/>obj.remove(new String("A"));</text:p>
        </text:list-item>
        <text:list-item>
          <text:p text:style-name="P13"><text:s text:c="12"/>System.out.print(obj);</text:p>
        </text:list-item>
        <text:list-item>
          <text:p text:style-name="P13"><text:s text:c="8"/>}</text:p>
        </text:list-item>
        <text:list-item>
          <text:p text:style-name="P13"><text:s text:c="4"/>}</text:p>
        </text:list-item>
      </text:list>
      <text:p text:style-name="Text_20_body">a) {C=8, B=2}<text:line-break/>b) [C=8, B=2].<text:line-break/>c) {A=3, C=8, B=2}<text:line-break/>d) [A=3, C=8, B=2].<text:line-break/><text:bookmark text:name="id4971"/>View Answer</text:p>
      <text:section text:style-name="Sect1" text:name="target-id4971">
        <text:p text:style-name="Text_20_body">Answer: b<text:line-break/>Explanation: None.<text:line-break/>Output:<text:line-break/>$ javac hashtable.java<text:line-break/>$ java hashtable<text:line-break/>{C=8, B=2}<text:line-break/></text:p>
      </text:section>
      <text:p text:style-name="Text_20_body"><text:soft-page-break/>10. What is the output of this program?</text:p>
      <text:list xml:id="list537121446455329210" text:style-name="L14">
        <text:list-item>
          <text:p text:style-name="P14"><text:s text:c="4"/>import java.util.*;</text:p>
        </text:list-item>
        <text:list-item>
          <text:p text:style-name="P14"><text:s text:c="4"/>class Bitset </text:p>
        </text:list-item>
        <text:list-item>
          <text:p text:style-name="P14"><text:s text:c="4"/>{</text:p>
        </text:list-item>
        <text:list-item>
          <text:p text:style-name="P14"><text:s text:c="8"/>public static void main(String args[]) </text:p>
        </text:list-item>
        <text:list-item>
          <text:p text:style-name="P14"><text:s text:c="8"/>{</text:p>
        </text:list-item>
        <text:list-item>
          <text:p text:style-name="P14"><text:s text:c="12"/>BitSet obj = new BitSet(5);</text:p>
        </text:list-item>
        <text:list-item>
          <text:p text:style-name="P14"><text:s text:c="12"/>for (int i = 0; i &lt; 5; ++i)</text:p>
        </text:list-item>
        <text:list-item>
          <text:p text:style-name="P14"><text:s text:c="16"/>obj.set(i);</text:p>
        </text:list-item>
        <text:list-item>
          <text:p text:style-name="P14"><text:s text:c="12"/>obj.clear(2);</text:p>
        </text:list-item>
        <text:list-item>
          <text:p text:style-name="P14"><text:s text:c="12"/>System.out.print(obj);</text:p>
        </text:list-item>
        <text:list-item>
          <text:p text:style-name="P14"><text:s text:c="8"/>}</text:p>
        </text:list-item>
        <text:list-item>
          <text:p text:style-name="P14"><text:s text:c="4"/>}</text:p>
        </text:list-item>
      </text:list>
      <text:p text:style-name="Text_20_body">a) {0, 1, 3, 4}<text:line-break/>b) {0, 1, 2, 4}<text:line-break/>c) {0, 1, 2, 3, 4}<text:line-break/>d) {0, 0, 0, 3, 4}<text:line-break/><text:bookmark text:name="id3324"/>View Answer</text:p>
      <text:section text:style-name="Sect1" text:name="target-id3324">
        <text:p text:style-name="Text_20_body">Answer: a<text:line-break/>Explanation: None.<text:line-break/>Output:<text:line-break/>$ javac Bitset.java<text:line-break/>$ java Bitset<text:line-break/>{0, 1, 3, 4}</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7:17:23.734888090</meta:creation-date>
    <dc:date>2018-06-09T17:21:10.126135346</dc:date>
    <meta:editing-duration>PT3M45S</meta:editing-duration>
    <meta:editing-cycles>3</meta:editing-cycles>
    <meta:generator>LibreOffice/5.1.6.2$Linux_X86_64 LibreOffice_project/10m0$Build-2</meta:generator>
    <meta:document-statistic meta:table-count="0" meta:image-count="0" meta:object-count="0" meta:page-count="25" meta:paragraph-count="482" meta:word-count="3211" meta:character-count="24212" meta:non-whitespace-character-count="17410"/>
  </office:meta>
</office:document-meta>
</file>